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c9e" officeooo:paragraph-rsid="001e0c9e"/>
    </style:style>
    <style:style style:name="P2" style:family="paragraph" style:parent-style-name="Standard">
      <style:text-properties officeooo:rsid="001ec389" officeooo:paragraph-rsid="001ec389"/>
    </style:style>
    <style:style style:name="P3" style:family="paragraph" style:parent-style-name="Standard">
      <style:text-properties officeooo:rsid="002016aa" officeooo:paragraph-rsid="002016aa"/>
    </style:style>
    <style:style style:name="P4" style:family="paragraph" style:parent-style-name="Standard">
      <style:text-properties officeooo:rsid="00238a4c" officeooo:paragraph-rsid="00238a4c"/>
    </style:style>
    <style:style style:name="P5" style:family="paragraph" style:parent-style-name="Standard">
      <style:text-properties officeooo:rsid="00243855" officeooo:paragraph-rsid="00243855"/>
    </style:style>
    <style:style style:name="P6" style:family="paragraph" style:parent-style-name="Standard" style:list-style-name="L1">
      <style:text-properties officeooo:rsid="001e0c9e" officeooo:paragraph-rsid="001e0c9e"/>
    </style:style>
    <style:style style:name="P7" style:family="paragraph" style:parent-style-name="Standard" style:list-style-name="L2">
      <style:text-properties officeooo:rsid="001e0c9e" officeooo:paragraph-rsid="001e0c9e"/>
    </style:style>
    <style:style style:name="P8" style:family="paragraph" style:parent-style-name="Standard" style:list-style-name="L3">
      <style:text-properties officeooo:rsid="001ec389" officeooo:paragraph-rsid="0021c5e8"/>
    </style:style>
    <style:style style:name="P9" style:family="paragraph" style:parent-style-name="Standard">
      <style:text-properties officeooo:rsid="0028c2bf" officeooo:paragraph-rsid="0028c2bf"/>
    </style:style>
    <style:style style:name="P10" style:family="paragraph" style:parent-style-name="Standard">
      <style:text-properties officeooo:rsid="00238a4c" officeooo:paragraph-rsid="00238a4c"/>
    </style:style>
    <style:style style:name="T1" style:family="text">
      <style:text-properties officeooo:rsid="002016aa"/>
    </style:style>
    <style:style style:name="T2" style:family="text">
      <style:text-properties officeooo:rsid="0026036a"/>
    </style:style>
    <style:style style:name="T3" style:family="text">
      <style:text-properties officeooo:rsid="002ac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cio Alves da Costa</text:p>
      <text:p text:style-name="P1">Prestação de Contas Sobre Repasse de Informações em Curitiba dias 1 e 2 de Outubro de 2018.</text:p>
      <text:p text:style-name="P1"/>
      <text:p text:style-name="P1">Translado de Ônibus</text:p>
      <text:list xml:id="list1825563976" text:style-name="L1">
        <text:list-item>
          <text:p text:style-name="P6">31/07/2018 – Saída de Umuarama à Curitiba – às 13:00 – Chegada – 20:30 -R$ 136,16</text:p>
        </text:list-item>
        <text:list-item>
          <text:p text:style-name="P6">02/08/2018 -Saída de Curitiba à Umuarama – as 22:00 – Chegada – 7:30 – R$ 344,74</text:p>
        </text:list-item>
      </text:list>
      <text:p text:style-name="P4">Total – R$ 480,90</text:p>
      <text:p text:style-name="P4"/>
      <text:p text:style-name="P1">Translado de Táxi</text:p>
      <text:list xml:id="list1536637991" text:style-name="L2">
        <text:list-item>
          <text:p text:style-name="P7">31/07/2018 – Da Rodoviária de Curitiba ao Hotel- R$ 11,50</text:p>
        </text:list-item>
        <text:list-item>
          <text:p text:style-name="P7">01/08/2018 – Do Hotel ao local da reunião- R$ 22,50</text:p>
        </text:list-item>
        <text:list-item>
          <text:p text:style-name="P7">01/08/2018 – Do local da reunião ao Hotel- R$ 22,50</text:p>
        </text:list-item>
        <text:list-item>
          <text:p text:style-name="P7">02/08/2018 – Do Hotel ao local da reunião- R$ 22,50</text:p>
        </text:list-item>
        <text:list-item>
          <text:p text:style-name="P7">02/08/2018 – Do local da reunião ao Hotel- R$ 22,50</text:p>
        </text:list-item>
        <text:list-item>
          <text:p text:style-name="P7">02/08/2018 – Do Hotel <text:s/>à Rodoviária de Curitiba - R$ 11,50</text:p>
        </text:list-item>
      </text:list>
      <text:p text:style-name="P4">Total -R$ 113,00</text:p>
      <text:p text:style-name="P1"/>
      <text:p text:style-name="P2">Alimentação</text:p>
      <text:list xml:id="list3931589347" text:style-name="L3">
        <text:list-item>
          <text:p text:style-name="P8">31/07/2018 – <text:s/>jantar- <text:span text:style-name="T1"><text:s/>R$ </text:span>34,00</text:p>
        </text:list-item>
        <text:list-item>
          <text:p text:style-name="P8">01/08/2018 – almoço e Jantar – <text:span text:style-name="T1"><text:s/>R$</text:span>68,00</text:p>
        </text:list-item>
        <text:list-item>
          <text:p text:style-name="P8">02/08/2018 – almoço e jantar – <text:span text:style-name="T1"><text:s/>R$ </text:span>68,00</text:p>
        </text:list-item>
      </text:list>
      <text:p text:style-name="P9">Total – R$ 1<text:span text:style-name="T3">70</text:span>,00</text:p>
      <text:p text:style-name="P9"/>
      <text:p text:style-name="P3">Estadia Hotel</text:p>
      <text:p text:style-name="P3">Total – R$ 594,00</text:p>
      <text:p text:style-name="P3"/>
      <text:p text:style-name="P5">Total das despesas R$ 1357,90</text:p>
      <text:p text:style-name="P5">Total de d<text:span text:style-name="T2">e</text:span>volução R$ 153,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7:54:57.081253840</meta:creation-date>
    <dc:date>2018-08-07T10:59:55.503957784</dc:date>
    <meta:editing-duration>PT15M34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157" meta:character-count="897" meta:non-whitespace-character-count="747"/>
  </office:meta>
</office:document-meta>
</file>